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list-style-name="LFO2" style:family="paragraph"/>
    <style:style style:name="P7" style:parent-style-name="Listenabsatz" style:list-style-name="LFO2" style:family="paragraph"/>
    <style:style style:name="P8" style:parent-style-name="Standard" style:family="paragraph">
      <style:paragraph-properties fo:text-align="end"/>
    </style:style>
    <style:style style:name="P9" style:parent-style-name="Standard" style:family="paragraph">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style:text-line-through-style="solid" style:text-line-through-width="auto" style:text-line-through-color="font-color" style:text-line-through-mode="continuous" style:text-line-through-type="single" fo:language="en" fo:country="US"/>
    </style:style>
    <style:style style:name="P12" style:parent-style-name="Standard" style:family="paragraph">
      <style:text-properties fo:language="en" fo:country="US"/>
    </style:style>
    <style:style style:name="T13" style:parent-style-name="Absatz-Standardschriftart" style:family="text">
      <style:text-properties style:text-line-through-style="solid" style:text-line-through-width="auto" style:text-line-through-color="font-color" style:text-line-through-mode="continuous" style:text-line-through-type="single"/>
    </style:style>
    <style:style style:name="T14" style:parent-style-name="Absatz-Standardschriftart" style:family="text">
      <style:text-properties style:text-line-through-style="solid" style:text-line-through-width="auto" style:text-line-through-color="font-color" style:text-line-through-mode="continuous" style:text-line-through-type="single"/>
    </style:style>
    <style:style style:name="T15" style:parent-style-name="Absatz-Standardschriftart" style:family="text">
      <style:text-properties style:text-line-through-style="solid" style:text-line-through-width="auto" style:text-line-through-color="font-color" style:text-line-through-mode="continuous" style:text-line-through-type="single"/>
    </style:style>
    <style:style style:name="T16" style:parent-style-name="Absatz-Standardschriftart" style:family="text">
      <style:text-properties style:text-line-through-style="solid" style:text-line-through-width="auto" style:text-line-through-color="font-color" style:text-line-through-mode="continuous" style:text-line-through-type="single"/>
    </style:style>
    <style:style style:name="T17" style:parent-style-name="Absatz-Standardschriftart" style:family="text">
      <style:text-properties style:text-line-through-style="solid" style:text-line-through-width="auto" style:text-line-through-color="font-color" style:text-line-through-mode="continuous" style:text-line-through-type="single"/>
    </style:style>
    <style:style style:name="T18" style:parent-style-name="Absatz-Standardschriftart" style:family="text">
      <style:text-properties style:text-line-through-style="solid" style:text-line-through-width="auto" style:text-line-through-color="font-color" style:text-line-through-mode="continuous" style:text-line-through-type="single"/>
    </style:style>
    <style:style style:name="T19" style:parent-style-name="Absatz-Standardschriftart" style:family="text">
      <style:text-properties style:text-line-through-style="solid" style:text-line-through-width="auto" style:text-line-through-color="font-color" style:text-line-through-mode="continuous" style:text-line-through-type="single"/>
    </style:style>
    <style:style style:name="T20" style:parent-style-name="Absatz-Standardschriftart" style:family="text">
      <style:text-properties style:text-line-through-style="solid" style:text-line-through-width="auto" style:text-line-through-color="font-color" style:text-line-through-mode="continuous" style:text-line-through-type="single"/>
    </style:style>
    <style:style style:name="P21" style:parent-style-name="Quotations" style:family="paragraph">
      <style:text-properties fo:language="en" fo:country="US"/>
    </style:style>
    <style:style style:name="P22" style:parent-style-name="Quotations" style:family="paragraph">
      <style:text-properties fo:language="en" fo:country="US"/>
    </style:style>
  </office:automatic-styles>
  <office:body>
    <office:text text:use-soft-page-breaks="true">
      <text:p text:style-name="P1">GIT/GITLAB: Fragen und Übungen</text:p>
      <text:p text:style-name="Standard"/>
      <text:p text:style-name="Standard"/>
      <text:p text:style-name="Standard"/>
      <text:p text:style-name="Standard">Robin Schmidt 44783,<text:s/><text:line-break/>Jessica<text:s/>Ertl 44468,</text:p>
      <text:p text:style-name="Standard">Marvin Helmer 44479</text:p>
      <text:p text:style-name="Standard">….....................................................................................................</text:p>
      <text:p text:style-name="Standard">Vorname, Name, Matrikelnummer</text:p>
      <text:p text:style-name="Standard"/>
      <text:p text:style-name="Standard"/>
      <text:p text:style-name="Standard">1. Was genau sind die<text:s/>Gründe,<text:s/>um Gitlab zu verwenden?</text:p>
      <text:p text:style-name="Standard"/>
      <text:list text:style-name="LFO2" text:continue-numbering="true">
        <text:list-item>
          <text:p text:style-name="P2">Gemeinsame Projektarbeit</text:p>
        </text:list-item>
        <text:list-item>
          <text:p text:style-name="P3">Versionierung von Source-Code</text:p>
        </text:list-item>
        <text:list-item>
          <text:p text:style-name="P4">Einfache Arbeitsteilung<text:s/></text:p>
        </text:list-item>
        <text:list-item>
          <text:p text:style-name="P5">Zentralisierter Überblick</text:p>
        </text:list-item>
        <text:list-item>
          <text:p text:style-name="P6">Planung/Organisation des Projekts</text:p>
        </text:list-item>
        <text:list-item>
          <text:p text:style-name="P7">Bereitstellung des Projekts</text:p>
        </text:list-item>
      </text:list>
      <text:p text:style-name="P8"/>
      <text:p text:style-name="Standard"/>
      <text:p text:style-name="Standard"/>
      <text:p text:style-name="Standard"/>
      <text:p text:style-name="Standard">2. Welche Daten gehören (nicht) ins Repo?</text:p>
      <text:p text:style-name="P9">- .java<text:s/>Files</text:p>
      <text:p text:style-name="Standard"><text:span text:style-name="T10">- .</text:span><text:span text:style-name="T11">xml Files</text:span></text:p>
      <text:p text:style-name="P12">- .Jason Files</text:p>
      <text:p text:style-name="Standard">- Bilddateien für Gameprojekte</text:p>
      <text:p text:style-name="Standard">- Musikdateien für Projekte</text:p>
      <text:p text:style-name="Standard">- .project Files (Endung je nach Tool)</text:p>
      <text:p text:style-name="Standard">- UML Modelle</text:p>
      <text:p text:style-name="Standard">- Zeichnungen</text:p>
      <text:p text:style-name="Standard">- Notizen</text:p>
      <text:p text:style-name="Standard">- Dokumentation</text:p>
      <text:p text:style-name="Standard">-<text:s/><text:span text:style-name="T13">Configurationsfiles</text:span></text:p>
      <text:p text:style-name="Standard">-<text:s/><text:span text:style-name="T14">Kapitel eines Buches</text:span></text:p>
      <text:p text:style-name="Standard">-<text:s/><text:span text:style-name="T15">Eine Bachelorarbeit</text:span></text:p>
      <text:p text:style-name="Standard">-<text:s/><text:span text:style-name="T16">P</text:span><text:span text:style-name="T17">asswörter für Cloud-Services</text:span></text:p>
      <text:p text:style-name="Standard">-<text:s/><text:span text:style-name="T18">Passwörter für lokale Services (Self-hosted)</text:span></text:p>
      <text:p text:style-name="Standard">-<text:s/><text:span text:style-name="T19">logfiles</text:span></text:p>
      <text:p text:style-name="Standard">-<text:s/><text:span text:style-name="T20">Messdaten vom Profili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Was soll der „Mist“ mit den Stages (dass add/commit nur lokal wirken)?</text:p>
      <text:p text:style-name="Standard">Damit man ausschließlich lokal arbeiten kann.</text:p>
      <text:p text:style-name="Standard"><text:s text:c="42"/></text:p>
      <text:p text:style-name="Standard"/>
      <text:p text:style-name="Standard"/>
      <text:p text:style-name="Standard">4. Würden Sie in einer Firma Gitlab selber hosten oder GIT als Service im Netz? Begründung.</text:p>
      <text:p text:style-name="Standard">Für Gitlab selber hosten spricht die erhöhte Ausfallsicherheit und die interne Anbindung. Für Gitlab als Service spricht der Kostenfaktor und leichte Zugänglichkeit eine Rolle.</text:p>
      <text:p text:style-name="Standard"/>
      <text:p text:style-name="Standard"/>
      <text:p text:style-name="Standard"><text:s/></text:p>
      <text:p text:style-name="Standard"/>
      <text:p text:style-name="Standard"/>
      <text:p text:style-name="Standard">5. Verwenden Sie Branches im Projekt oder arbeiten alle Teammitglieder auf dem Master Branch? Zeigen Sie Vor- und Nachteile der Verfahren</text:p>
      <text:p text:style-name="Standard"/>
      <text:p text:style-name="Standard">Zur Vereinfachung haben wir uns dafür entschieden es auf einen Branch zu verwenden.</text:p>
      <text:p text:style-name="Standard"/>
      <text:p text:style-name="Standard">Vorteile:<text:s/></text:p>
      <text:p text:style-name="Standard">- Übersichtlichkeit (vor allem in kleineren Projekten)</text:p>
      <text:p text:style-name="Standard">- Nur eine Projektversion (alle arbeiten an denselben Dateien)</text:p>
      <text:p text:style-name="Standard"/>
      <text:p text:style-name="Standard">Nachteile:</text:p>
      <text:p text:style-name="Standard">- Arbeitsteilung wird komplexer</text:p>
      <text:p text:style-name="Standard">- Es entstehen Merge-Konflikte beim mergen von Branches</text:p>
      <text:p text:style-name="Standard"/>
      <text:p text:style-name="Standard"/>
      <text:p text:style-name="Standard"/>
      <text:p text:style-name="Standard"/>
      <text:p text:style-name="Standard">6. Wie veröffentlichen Sie Ihre Änderungen auf dem globalen Repository? Wie oft checken Sie Ihre Änderungen im globalen Repo ein? Was ist besser: Nach jeder Änderung, nach einigen Änderungen, wenn Sie ein zusammenhängendes<text:s/>Stück fertig haben, wenn Sie eine Änderung machen die viele Kollegen betrifft, einmal am Tag, einmal die Woche. Wieso?</text:p>
      <text:p text:style-name="Standard"/>
      <text:p text:style-name="Standard">- Durch das Pushen mit einer Commit-Nachricht.</text:p>
      <text:p text:style-name="Standard">- Nach jedem fertigen funktionierenden Code-Abschnitt</text:p>
      <text:p text:style-name="Standard">- Damit jeder Teilnehmer die aktuellste Version zur Verfügung hat</text:p>
      <text:p text:style-name="Standard"/>
      <text:p text:style-name="Standard"><text:s text:c="38"/></text:p>
      <text:p text:style-name="Standard"/>
      <text:p text:style-name="Standard"/>
      <text:p text:style-name="Standard"/>
      <text:p text:style-name="Standard"/>
      <text:p text:style-name="Standard"/>
      <text:p text:style-name="Standard"/>
      <text:soft-page-break/>
      <text:p text:style-name="Standard">7. Eine Version eines Files im Repo sieht so aus:</text:p>
      <text:p text:style-name="P21">„There are two versions of GitLab:<text:s/>Community Edition (CE) and Enterprise Edition (EE)“</text:p>
      <text:p text:style-name="Quotations">Ihre Version die Sie hochladen wollen hat an dieser Stelle:</text:p>
      <text:p text:style-name="P22">„There are two versions of GitLab: CE and EE.“</text:p>
      <text:p text:style-name="Quotations">Wie löst Gitlab diesen Konflikt?<text:s/></text:p>
      <text:p text:style-name="Quotations">- Gitlab schlägt 2 die oben genannten beiden Versionen vor und lässt mich eine davon auswählen.</text:p>
      <text:p text:style-name="Standard"><text:s text:c="2"/></text:p>
      <text:p text:style-name="Standard"/>
      <text:p text:style-name="Standard"/>
      <text:p text:style-name="Standard">8.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Droid Sans Fallback"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 </meta:initial-creator>
    <dc:creator>Marvin</dc:creator>
    <meta:creation-date>2014-10-22T17:30:00Z</meta:creation-date>
    <dc:date>2023-03-29T14:28:00Z</dc:date>
    <meta:print-date>2019-10-17T12:55:00Z</meta:print-date>
    <meta:template xlink:href="Normal" xlink:type="simple"/>
    <meta:editing-cycles>26</meta:editing-cycles>
    <meta:editing-duration>PT0S</meta:editing-duration>
    <meta:document-statistic meta:page-count="3" meta:paragraph-count="6" meta:word-count="457" meta:character-count="3058" meta:row-count="21" meta:non-whitespace-character-count="2607"/>
  </office:meta>
</office:document-meta>
</file>